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2.94pt"/>
    </style:style>
    <style:style style:name="co2" style:family="table-column">
      <style:table-column-properties fo:break-before="auto" style:column-width="149.19pt"/>
    </style:style>
    <style:style style:name="co3" style:family="table-column">
      <style:table-column-properties fo:break-before="auto" style:column-width="146.2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8.41pt"/>
    </style:style>
    <style:style style:name="co6" style:family="table-column">
      <style:table-column-properties fo:break-before="auto" style:column-width="102.84pt"/>
    </style:style>
    <style:style style:name="co7" style:family="table-column">
      <style:table-column-properties fo:break-before="auto" style:column-width="99.24pt"/>
    </style:style>
    <style:style style:name="co8" style:family="table-column">
      <style:table-column-properties fo:break-before="auto" style:column-width="89.66pt"/>
    </style:style>
    <style:style style:name="co9" style:family="table-column">
      <style:table-column-properties fo:break-before="auto" style:column-width="139.55pt"/>
    </style:style>
    <style:style style:name="co10" style:family="table-column">
      <style:table-column-properties fo:break-before="auto" style:column-width="107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" style:family="table-cell" style:parent-style-name="Default">
      <style:table-cell-properties fo:background-color="#b2b2b2"/>
    </style:style>
    <style:style style:name="ce3" style:family="table-cell" style:parent-style-name="Default" style:data-style-name="N99"/>
    <style:style style:name="ce8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P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ce3"/>
        <table:table-column table:style-name="co4" table:number-columns-repeated="1014" table:default-cell-style-name="Default"/>
        <table:table-row table:style-name="ro1">
          <table:table-cell office:value-type="string" calcext:value-type="string">
            <text:p>By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RTR</text:p>
          </table:table-cell>
          <table:table-cell office:value-type="string" calcext:value-type="string">
            <text:p>Packet length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Command Number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 Stat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 Value Byte</text:p>
          </table:table-cell>
          <table:table-cell office:value-type="string" calcext:value-type="string">
            <text:p>O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Discovery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table:number-columns-repeated="3"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Streaming Mode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3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lue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table:style-name="ce8" office:value-type="string" calcext:value-type="string">
            <text:p>0xFF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lue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x00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Pacing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4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acing Value</text:p>
          </table:table-cell>
          <table:table-cell office:value-type="string" calcext:value-type="string">
            <text:p>Represented as 2 Byt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S</text:p>
          </table:table-cell>
          <table:table-cell office:value-type="string" calcext:value-type="string">
            <text:p>0-65.535 Second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 == Disabled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Units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5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ni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it System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mperi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it System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tric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I/O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I Value Byte</text:p>
          </table:table-cell>
          <table:table-cell office:value-type="string" calcext:value-type="string">
            <text:p>O Value byt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mperi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I Value Byte</text:p>
          </table:table-cell>
          <table:table-cell office:value-type="string" calcext:value-type="string">
            <text:p>O Value byt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/O value will follow LSB will be slot 1 then moving up to the MSB being slot 8</text:p>
          </table:table-cell>
          <table:table-cell table:number-columns-repeated="1011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Error Response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Command Number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7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Unit Abbreviation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8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Unit ABR Number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Error Reset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EE ERROR RESPONSE</text:p>
          </table:table-cell>
          <table:table-cell table:number-columns-repeated="7"/>
          <table:table-cell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9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Reboot Device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S</text:p>
          </table:table-cell>
          <table:table-cell table:number-columns-repeated="5" office:value-type="string" calcext:value-type="string">
            <text:p>0x0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Device temperature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B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Max Sensor Channel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Max Channel Number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C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Sensor Channel Range MAX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Channel Number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Sensor Channel Range MIN</text:p>
          </table:table-cell>
          <table:table-cell table:style-name="ce5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Channel Number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</table:table>
      <table:table table:name="Device Type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Device Type</text:p>
          </table:table-cell>
          <table:table-cell office:value-type="string" calcext:value-type="string">
            <text:p>Device Nu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0x05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0x06</text:p>
          </table:table-cell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0x07</text:p>
          </table:table-cell>
        </table:table-row>
      </table:table>
      <table:table table:name="Unit ABR" table:style-name="ta1"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Device Type</text:p>
          </table:table-cell>
          <table:table-cell office:value-type="string" calcext:value-type="string">
            <text:p>M Unit</text:p>
          </table:table-cell>
          <table:table-cell office:value-type="string" calcext:value-type="string">
            <text:p>I Unit</text:p>
          </table:table-cell>
          <table:table-cell office:value-type="string" calcext:value-type="string">
            <text:p>ABR M</text:p>
          </table:table-cell>
          <table:table-cell office:value-type="string" calcext:value-type="string">
            <text:p>ABR I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urrent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0x0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string" calcext:value-type="string">
            <text:p>Voltage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0x04</text:p>
          </table:table-cell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06</text:p>
          </table:table-cell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inHG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table:style-name="ce3" office:value-type="string" calcext:value-type="string">
            <text:p>True/False</text:p>
          </table:table-cell>
          <table:table-cell office:value-type="string" calcext:value-type="string">
            <text:p>True/False</text:p>
          </table:table-cell>
          <table:table-cell table:number-columns-repeated="2" office:value-type="string" calcext:value-type="string">
            <text:p>0x09</text:p>
          </table:table-cell>
        </table:table-row>
        <table:table-row table:style-name="ro1">
          <table:table-cell table:number-columns-repeated="3" office:value-type="string" calcext:value-type="string">
            <text:p>RPM</text:p>
          </table:table-cell>
          <table:table-cell table:number-columns-repeated="2" office:value-type="string" calcext:value-type="string">
            <text:p>0x0A</text:p>
          </table:table-cell>
        </table:table-row>
      </table:table>
      <table:table table:name="328P EEPROM Locations" table:style-name="ta1">
        <table:table-column table:style-name="co4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What it’s used f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cket Identifier Low By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cket Identifier High By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cing Low By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cing High By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it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eaming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</table:table>
      <table:table table:name="Error Codes" table:style-name="ta1">
        <table:table-column table:style-name="co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rror Code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Unsupported Command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Invalid Parameter</text:p>
          </table:table-cell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Parameter Out of Ran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9">00/00/0000</text:date>, <text:time style:data-style-name="N2" text:time-value="19:34:02.5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6T07:48:12.862000000</meta:creation-date>
    <dc:date>2024-06-09T20:28:53.997000000</dc:date>
    <meta:editing-duration>P3DT4H47M2S</meta:editing-duration>
    <meta:editing-cycles>92</meta:editing-cycles>
    <meta:generator>LibreOffice/5.4.1.2$Windows_X86_64 LibreOffice_project/ea7cb86e6eeb2bf3a5af73a8f7777ac570321527</meta:generator>
    <meta:document-statistic meta:table-count="5" meta:cell-count="446" meta:object-count="0"/>
  </office:meta>
</office:document-meta>
</file>